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ee3e" officeooo:paragraph-rsid="000bee3e"/>
    </style:style>
    <style:style style:name="P2" style:family="paragraph" style:parent-style-name="Standard">
      <style:text-properties officeooo:rsid="000d873c" officeooo:paragraph-rsid="000d873c"/>
    </style:style>
    <style:style style:name="T1" style:family="text">
      <style:text-properties officeooo:rsid="000bff63"/>
    </style:style>
    <style:style style:name="T2" style:family="text">
      <style:text-properties officeooo:rsid="000d87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d2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Regards sur les tiers-lieux en Pays de la Loire</text:span> <text:span text:style-name="T1">[titre]</text:span></text:p>
      <text:p text:style-name="Standard"/>
      <text:p text:style-name="Standard">La carte des tiers-lieux en Pays de la Loire, proposée par PiNG avec le soutien de la Région, a pour objectif de donner à voir la dynamique tiers-lieux sur le territoire régional. Elle permet ainsi de faciliter l’identification des acteurs du mouvement et de valoriser le maillage de ces lieux sur la région. </text:p>
      <text:p text:style-name="Standard"/>
      <text:p text:style-name="P1">Elle assume la pluralité des visions de la notion de tiers-lieu <text:span text:style-name="T1">des </text:span>acteurs tête de réseaux sur le sujet (CGET/ANCT, CRESS et PiNG) <text:span text:style-name="T1">en valorisant leurs différents jeux de données.</text:span></text:p>
      <text:p text:style-name="P1"/>
      <text:p text:style-name="P1">Elle propose un classement r<text:span text:style-name="T4">enouvelé</text:span> des autres cartographies des tiers-lieux par le biais de sa nomenclature qui met en avant le potentiel transformateur de ces initiatives <text:span text:style-name="T2">et dépasse ainsi la catégorisation par « type d’espace ». </text:span></text:p>
      <text:p text:style-name="P1"/>
      <text:p text:style-name="P2">Elle vous permettra, nous l’espérons, de découvrir la richesse du mouvement tiers-lieu en Pays de la Loire !</text:p>
      <text:p text:style-name="P2"/>
      <text:p text:style-name="P2">Bonne déambulation !</text:p>
      <text:p text:style-name="P1"/>
      <text:p text:style-name="P1">En savoir plus sur la démarche (lien vers la page démarche : https://ping-carto.netlify.com/la-demarche<text:span text:style-name="T1">]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Rautureau</meta:initial-creator>
    <meta:creation-date>2020-02-24T11:01:13.943186419</meta:creation-date>
    <dc:date>2020-02-24T11:16:28.684163237</dc:date>
    <dc:creator>Charlotte Rautureau</dc:creator>
    <meta:editing-duration>PT15M1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63" meta:character-count="1007" meta:non-whitespace-character-count="849"/>
  </office:meta>
</office:document-meta>
</file>